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0138in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1665in" fo:margin-bottom="0.0417in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DE ACEPTACION: Gestiona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</text:p>
        </text:list-item>
      </text:list>
      <text:p text:style-name="Standard"><text:tab/>- Projects</text:p>
      <text:p text:style-name="Standard"/>
      <text:list text:style-name="L1" text:continue-numbering="true">
        <text:list-item>
          <text:p text:style-name="P9">Funciones</text:p>
        </text:list-item>
      </text:list>
      <text:p text:style-name="Standard"><text:tab/>Añadir, modificar y eliminar 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Jorge Cuadrado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49:31</meta:creation-date>
    <dc:creator>Jorge Cuadrado</dc:creator>
    <dc:date>2007-02-07T13:45:19</dc:date>
    <dc:language>es-CO</dc:language>
    <meta:editing-cycles>6</meta:editing-cycles>
    <meta:editing-duration>PT11M44S</meta:editing-duration>
    <meta:template xlink:type="simple" xlink:actuate="onRequest" xlink:role="template" xlink:href="../../../../../../../.openoffice.org2/user/template/ktoon_prueba_de_aceptacion.ott" xlink:title="ktoon_prueba_de_aceptacion" meta:date="2007-02-07T12:49:30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0" meta:word-count="40" meta:character-count="301"/>
  </office:meta>
</office:document-meta>
</file>